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3.783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5.4138in"/>
    </style:style>
    <style:style style:name="co8" style:family="table-column">
      <style:table-column-properties fo:break-before="auto" style:column-width="2.25in"/>
    </style:style>
    <style:style style:name="co9" style:family="table-column">
      <style:table-column-properties fo:break-before="auto" style:column-width="3.602in"/>
    </style:style>
    <style:style style:name="co10" style:family="table-column">
      <style:table-column-properties fo:break-before="auto" style:column-width="2.5835in"/>
    </style:style>
    <style:style style:name="co11" style:family="table-column">
      <style:table-column-properties fo:break-before="auto" style:column-width="1.8543in"/>
    </style:style>
    <style:style style:name="co12" style:family="table-column">
      <style:table-column-properties fo:break-before="auto" style:column-width="1.6827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4362in"/>
    </style:style>
    <style:style style:name="co15" style:family="table-column">
      <style:table-column-properties fo:break-before="auto" style:column-width="2.6374in"/>
    </style:style>
    <style:style style:name="co16" style:family="table-column">
      <style:table-column-properties fo:break-before="auto" style:column-width="2.9909in"/>
    </style:style>
    <style:style style:name="co17" style:family="table-column">
      <style:table-column-properties fo:break-before="auto" style:column-width="2.766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2.8193in"/>
    </style:style>
    <style:style style:name="co20" style:family="table-column">
      <style:table-column-properties fo:break-before="auto" style:column-width="1.7791in"/>
    </style:style>
    <style:style style:name="co21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Cascadia Mono Light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Cascadia Mono Light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C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D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E1">
          <table:error-message table:message-type="stop" table:display="true"/>
        </table:content-validation>
        <table:content-validation table:name="val4" table:condition="of:cell-content-is-in-list(SubSections)" table:allow-empty-cell="true" table:display-list="unsorted" table:base-cell-address="Methods.F1">
          <table:error-message table:message-type="stop" table:display="true"/>
        </table:content-validation>
        <table:content-validation table:name="val5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6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7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8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9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16374" table:default-cell-style-name="Default"/>
        <table:table-row table:style-name="ro2">
          <table:table-cell table:style-name="ce6" office:value-type="string" calcext:value-type="string">
            <text:p>FUNCTION / METHOD</text:p>
          </table:table-cell>
          <table:table-cell table:style-name="ce6" office:value-type="string" calcext:value-type="string">
            <text:p>LINK</text:p>
          </table:table-cell>
          <table:table-cell table:style-name="ce8" table:content-validation-name="val1" office:value-type="string" calcext:value-type="string">
            <text:p>TYPE</text:p>
          </table:table-cell>
          <table:table-cell table:style-name="ce8" table:content-validation-name="val2" office:value-type="string" calcext:value-type="string">
            <text:p>SCOPE</text:p>
          </table:table-cell>
          <table:table-cell table:style-name="ce8" table:content-validation-name="val3" office:value-type="string" calcext:value-type="string">
            <text:p>SECTION</text:p>
          </table:table-cell>
          <table:table-cell table:style-name="ce8" table:content-validation-name="val4" office:value-type="string" calcext:value-type="string">
            <text:p>SUBSECTION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4"/>
        </table:table-row>
        <table:table-row table:style-name="ro2">
          <table:table-cell office:value-type="string" calcext:value-type="string">
            <text:p>addArousalTiny</text:p>
          </table:table-cell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In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Small</text:p>
          </table:table-cell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in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Medium</text:p>
          </table:table-cell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in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Large</text:p>
          </table:table-cell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in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Huge</text:p>
          </table:table-cell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in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Comfort</text:p>
          </table:table-cell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Enjoy</text:p>
          </table:table-cell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Close</text:p>
          </table:table-cell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Orgasm</text:p>
          </table:table-cell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Tiny</text:p>
          </table:table-cell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de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Small</text:p>
          </table:table-cell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de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Medium</text:p>
          </table:table-cell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de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Large</text:p>
          </table:table-cell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de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Huge</text:p>
          </table:table-cell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de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Discomfort</text:p>
          </table:table-cell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lowest "discomfort" level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Comfort</text:p>
          </table:table-cell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omfort" threshold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Enjoy</text:p>
          </table:table-cell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enjoy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Close</text:p>
          </table:table-cell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lose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Orgasm</text:p>
          </table:table-cell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orgasm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Small</text:p>
          </table:table-cell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Medium</text:p>
          </table:table-cell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Large</text:p>
          </table:table-cell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learAlcohol</text:p>
          </table:table-cell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ets alcohol level to zero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Small</text:p>
          </table:table-cell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Medium</text:p>
          </table:table-cell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Large</text:p>
          </table:table-cell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Flag</text:p>
          </table:table-cell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Flag</text:p>
          </table:table-cell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moveFlag</text:p>
          </table:table-cell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asFlag</text:p>
          </table:table-cell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Int</text:p>
          </table:table-cell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Int</text:p>
          </table:table-cell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 value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ToInt</text:p>
          </table:table-cell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 amount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tripNaked</text:p>
          </table:table-cell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moves all of the character's clothing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ixClothing</text:p>
          </table:table-cell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Puts all the character's clothing back on and fixes it to a normally-worn state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Hairstyle</text:p>
          </table:table-cell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he parameter must be a valid hairstyle.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Description</text:p>
          </table:table-cell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Name</text:p>
          </table:table-cell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EyeColour</text:p>
          </table:table-cell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Colour</text:p>
          </table:table-cell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Race</text:p>
          </table:table-cell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SkinColour</text:p>
          </table:table-cell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(Context-Objects#getag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age as an enum String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(Age/Age Range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(Context-Objects#getage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baby’s age in week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Id</text:p>
          </table:table-cell>
          <table:table-cell office:value-type="string" calcext:value-type="string">
            <text:p>(Context-Objects#getid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ID that this character is known as in this scen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OlderThan</text:p>
          </table:table-cell>
          <table:table-cell office:value-type="string" calcext:value-type="string">
            <text:p>(Context-Objects#isolderthanstring-ag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`true` if the character is older than the age parameter. </text:p>
          </table:table-cell>
          <table:table-cell office:value-type="string" calcext:value-type="string">
            <text:p>Enum String(Age/Age Range)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parameter must be a valid enum string. <text:s/>The character must be strictly older for this to return `true`. </text:p>
          </table:table-cell>
          <table:table-cell table:number-columns-repeated="16374"/>
        </table:table-row>
        <table:table-row table:style-name="ro2" table:number-rows-repeated="1048528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</table:table>
      <table:table table:name="ENUM" table:style-name="ta1">
        <office:forms form:automatic-focus="false" form:apply-design-mode="false"/>
        <table:table-column table:style-name="co10" table:default-cell-style-name="ce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6377" table:default-cell-style-name="Default"/>
        <table:table-row table:style-name="ro2">
          <table:table-cell table:style-name="ce6" office:value-type="string" calcext:value-type="string">
            <text:p>ENUM</text:p>
          </table:table-cell>
          <table:table-cell table:style-name="ce8" office:value-type="string" calcext:value-type="string">
            <text:p>LINK</text:p>
          </table:table-cell>
          <table:table-cell table:style-name="ce8" table:content-validation-name="val5" office:value-type="string" calcext:value-type="string">
            <text:p>SCOPE</text:p>
          </table:table-cell>
          <table:table-cell table:style-name="ce8" table:content-validation-name="val6" office:value-type="string" calcext:value-type="string">
            <text:p>SECTION/ITEM</text:p>
          </table:table-cell>
          <table:table-cell table:style-name="ce8" table:content-validation-name="val7" office:value-type="string" calcext:value-type="string">
            <text:p>SUBSECTION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 table:number-rows-repeated="1048545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  <table:table-row table:style-name="ro2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7" table:default-cell-style-name="ce10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" table:number-columns-repeated="16378" table:default-cell-style-name="Default"/>
        <table:table-row table:style-name="ro2">
          <table:table-cell table:style-name="ce6" office:value-type="string" calcext:value-type="string">
            <text:p>FLAG</text:p>
          </table:table-cell>
          <table:table-cell table:style-name="ce8" table:content-validation-name="val8" office:value-type="string" calcext:value-type="string">
            <text:p>SCOPE</text:p>
          </table:table-cell>
          <table:table-cell table:style-name="ce8" table:content-validation-name="val9" office:value-type="string" calcext:value-type="string">
            <text:p>TYP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SCENE(S)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8"/>
          <table:table-cell table:content-validation-name="val9"/>
          <table:table-cell table:number-columns-repeated="16381"/>
        </table:table-row>
        <table:table-row table:style-name="ro2">
          <table:table-cell/>
          <table:table-cell table:content-validation-name="val8"/>
          <table:table-cell table:content-validation-name="val9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ce8"/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Colour</text:p>
          </table:table-cell>
          <table:table-cell table:number-columns-repeated="2" table:style-name="Default" office:value-type="string" calcext:value-type="string">
            <text:p>colour</text:p>
          </table:table-cell>
          <table:table-cell table:style-name="Default" office:value-type="string" calcext:value-type="string">
            <text:p>color</text:p>
          </table:table-cell>
          <table:table-cell table:style-name="Default"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ppearance</text:p>
          </table:table-cell>
          <table:table-cell/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/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/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byObject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A2:Lookups.A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4T13:49:01.598000000</dc:date>
    <meta:editing-duration>PT20H50M15S</meta:editing-duration>
    <meta:editing-cycles>38</meta:editing-cycles>
    <meta:generator>LibreOffice/7.6.2.1$Windows_X86_64 LibreOffice_project/56f7684011345957bbf33a7ee678afaf4d2ba333</meta:generator>
    <meta:document-statistic meta:table-count="7" meta:cell-count="627" meta:object-count="0"/>
  </office:meta>
</office:document-meta>
</file>